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2SequenceMaxValueIncrementerTests.assertIncrements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2SequenceMaxValueIncrementerTests.incrementsSequenceUsingH2EmbeddedDatabase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2SequenceMaxValueIncrementerTests.incrementsSequenceWithExplicitH2CompatibilityMode( ModeEnum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